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5b8b7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false" fo:line-height="150%" fo:orphans="2" fo:widows="2"/>
      <style:text-properties style:font-name="Liberation Serif" fo:font-size="9pt" officeooo:rsid="0015cc1f" officeooo:paragraph-rsid="0015cc1f" style:font-size-asian="9pt" style:font-size-complex="9pt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4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e39a6" officeooo:paragraph-rsid="001e39a6" style:font-size-asian="9pt" style:font-size-complex="9pt"/>
    </style:style>
    <style:style style:name="P6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3012e6" officeooo:paragraph-rsid="003012e6" style:font-size-asian="9pt" style:font-size-complex="9pt"/>
    </style:style>
    <style:style style:name="P7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6a294" officeooo:paragraph-rsid="0026a294" style:font-size-asian="9pt" style:font-size-complex="9pt"/>
    </style:style>
    <style:style style:name="P8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eae67" officeooo:paragraph-rsid="002eae67" style:font-size-asian="9pt" style:font-size-complex="9pt"/>
    </style:style>
    <style:style style:name="P9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4f8cb" officeooo:paragraph-rsid="0024f8cb" style:font-size-asian="9pt" style:font-size-complex="9pt"/>
    </style:style>
    <style:style style:name="P10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ba537" officeooo:paragraph-rsid="001ba537" style:font-size-asian="9pt" style:font-size-complex="9pt"/>
    </style:style>
    <style:style style:name="P11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332071" officeooo:paragraph-rsid="001ba537" style:font-size-asian="9pt" style:font-size-complex="9pt"/>
    </style:style>
    <style:style style:name="P12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50d45" officeooo:paragraph-rsid="00250d45" style:font-size-asian="9pt" style:font-size-complex="9pt"/>
    </style:style>
    <style:style style:name="P13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459e1" officeooo:paragraph-rsid="002459e1" style:font-size-asian="9pt" style:font-size-complex="9pt"/>
    </style:style>
    <style:style style:name="P14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c8cc6" officeooo:paragraph-rsid="001c8cc6" style:font-size-asian="9pt" style:font-size-complex="9pt"/>
    </style:style>
    <style:style style:name="P1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0edba" officeooo:paragraph-rsid="0020edba" style:font-size-asian="9pt" style:font-size-complex="9pt"/>
    </style:style>
    <style:style style:name="P16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33d73" officeooo:paragraph-rsid="00233d73" style:font-size-asian="9pt" style:font-size-complex="9pt"/>
    </style:style>
    <style:style style:name="P17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a8fac" officeooo:paragraph-rsid="002a8fac" style:font-size-asian="9pt" style:font-size-complex="9pt"/>
    </style:style>
    <style:style style:name="P18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1e946" officeooo:paragraph-rsid="0021e946" style:font-size-asian="9pt" style:font-size-complex="9pt"/>
    </style:style>
    <style:style style:name="P19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ca8c8" officeooo:paragraph-rsid="002ca8c8" style:font-size-asian="9pt" style:font-size-complex="9pt"/>
    </style:style>
    <style:style style:name="P20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834d2" officeooo:paragraph-rsid="002834d2" style:font-size-asian="9pt" style:font-size-complex="9pt"/>
    </style:style>
    <style:style style:name="P21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834d2" officeooo:paragraph-rsid="002bfa13" style:font-size-asian="9pt" style:font-size-complex="9pt"/>
    </style:style>
    <style:style style:name="P22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d4d8e" officeooo:paragraph-rsid="002d4d8e" style:font-size-asian="9pt" style:font-size-complex="9pt"/>
    </style:style>
    <style:style style:name="P23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34192b" officeooo:paragraph-rsid="002459e1" style:font-size-asian="9pt" style:font-size-complex="9pt"/>
    </style:style>
    <style:style style:name="P24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style:font-name="Liberation Serif" fo:font-size="9pt" style:font-size-asian="9pt" style:font-size-complex="9pt"/>
    </style:style>
    <style:style style:name="P25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style:font-name="Liberation Serif" fo:font-size="9pt" officeooo:paragraph-rsid="0017252b" style:font-size-asian="9pt" style:font-size-complex="9pt"/>
    </style:style>
    <style:style style:name="P26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style:font-name="Liberation Serif" fo:font-size="9pt" officeooo:rsid="001ba537" officeooo:paragraph-rsid="001ba537" style:font-size-asian="9pt" style:font-size-complex="9pt"/>
    </style:style>
    <style:style style:name="P27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style:font-name="Liberation Serif" fo:font-size="9pt" officeooo:rsid="001f60a1" officeooo:paragraph-rsid="001f60a1" style:font-size-asian="9pt" style:font-size-complex="9pt"/>
    </style:style>
    <style:style style:name="P28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rsid="001b03b0" officeooo:paragraph-rsid="001b03b0"/>
    </style:style>
    <style:style style:name="P29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rsid="0015cc1f" officeooo:paragraph-rsid="0015cc1f"/>
    </style:style>
    <style:style style:name="P30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paragraph-rsid="0017252b"/>
    </style:style>
    <style:style style:name="T1" style:family="text"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fo:color="#24292e" loext:opacity="100%" fo:letter-spacing="normal" fo:font-style="normal" fo:font-weight="normal"/>
    </style:style>
    <style:style style:name="T3" style:family="text">
      <style:text-properties fo:font-variant="normal" fo:text-transform="none" fo:color="#24292e" loext:opacity="100%" fo:letter-spacing="normal" fo:font-style="normal" fo:font-weight="normal" officeooo:rsid="0015b8b7"/>
    </style:style>
    <style:style style:name="T4" style:family="text">
      <style:text-properties fo:font-variant="normal" fo:text-transform="none" fo:color="#24292e" loext:opacity="100%" fo:letter-spacing="normal" fo:font-style="normal" fo:font-weight="normal" officeooo:rsid="001ba537"/>
    </style:style>
    <style:style style:name="T5" style:family="text">
      <style:text-properties officeooo:rsid="0018882c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style:font-name="Liberation Serif" fo:font-size="9pt" officeooo:rsid="0017252b" style:font-size-asian="9pt" style:font-size-complex="9pt"/>
    </style:style>
    <style:style style:name="T8" style:family="text">
      <style:text-properties officeooo:rsid="0028fb6d"/>
    </style:style>
    <style:style style:name="T9" style:family="text">
      <style:text-properties officeooo:rsid="002b0c7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78133374" text:style-name="L1">
        <text:list-item>
          <text:p text:style-name="P3">Datenschutz</text:p>
          <text:list>
            <text:list-item>
              <text:p text:style-name="P4">Was im Netz passiert, bleibt im Netz</text:p>
            </text:list-item>
            <text:list-item>
              <text:p text:style-name="P4">A sagt über B, deswegen weiß C</text:p>
            </text:list-item>
            <text:list-item>
              <text:p text:style-name="P4">Gesichtserkennung und Deep fakes</text:p>
            </text:list-item>
          </text:list>
        </text:list-item>
        <text:list-item>
          <text:p text:style-name="P4">Datensicherheit</text:p>
          <text:list>
            <text:list-item>
              <text:p text:style-name="P4">Systeme patchen, sichere Passwörter</text:p>
            </text:list-item>
            <text:list-item>
              <text:p text:style-name="P4">Warum bin ich potentielles Opfer?</text:p>
            </text:list-item>
          </text:list>
        </text:list-item>
        <text:list-item>
          <text:p text:style-name="P4">Nur gutes Marketing, oder?</text:p>
          <text:list>
            <text:list-item>
              <text:p text:style-name="P4">Tracking, 3rd party cookies: Abmelden</text:p>
            </text:list-item>
            <text:list-item>
              <text:p text:style-name="P4">Algorithmus sagt nein</text:p>
            </text:list-item>
            <text:list-item>
              <text:p text:style-name="P4">Fake news</text:p>
            </text:list-item>
            <text:list-item>
              <text:p text:style-name="P4">Follower kaufen, Influencer werden</text:p>
            </text:list-item>
            <text:list-item>
              <text:p text:style-name="P4">Social engineering, Gaslighting, Hater und Mobbing</text:p>
            </text:list-item>
          </text:list>
        </text:list-item>
        <text:list-item>
          <text:p text:style-name="P4">Zeit und Erreichbarkeitsmanagement, FOMO</text:p>
        </text:list-item>
        <text:list-item>
          <text:p text:style-name="P4">Cybergrooming</text:p>
        </text:list-item>
        <text:list-item>
          <text:p text:style-name="P5">Komumunikation: IMAP, RSS und Webmailer</text:p>
        </text:list-item>
        <text:list-item>
          <text:p text:style-name="P4">Unverbindlichkeit/Clicktivismus/Hacktivismus/Flashmob/Shitstorm</text:p>
        </text:list-item>
        <text:list-item>
          <text:p text:style-name="P24"><text:span text:style-name="T2">Bitcoins, Darknet, Freemium/Lootboxe</text:span><text:span text:style-name="T3">s</text:span></text:p>
        </text:list-item>
        <text:list-item>
          <text:p text:style-name="P26"><text:span text:style-name="T3">O</text:span><text:span text:style-name="T2">pen Source&amp;Quellen</text:span></text:p>
        </text:list-item>
        <text:list-item>
          <text:p text:style-name="P6">Das internet vergisst nicht: web.archive.org</text:p>
        </text:list-item>
        <text:list-item>
          <text:p text:style-name="P7">Virtuelle Maschinen</text:p>
        </text:list-item>
        <text:list-item>
          <text:p text:style-name="P8">Airtag stalking, AirGuard</text:p>
        </text:list-item>
        <text:list-item>
          <text:p text:style-name="P9">Ergebnis- und Verlaufsprotokoll, Meeting Etiquette</text:p>
        </text:list-item>
        <text:list-item>
          <text:p text:style-name="P10">Raster- und Vektorgrafiken: <text:a xlink:type="simple" xlink:href="https://de.wikipedia.org/wiki/Datei:Bitmap_VS_SVG.svg" text:style-name="Internet_20_link" text:visited-style-name="Visited_20_Internet_20_Link">https://de.wikipedia.org/wiki/Datei:Bitmap_VS_SVG.svg</text:a>, <text:span text:style-name="T9">Anti-Aliasing, Blitzer</text:span></text:p>
        </text:list-item>
        <text:list-item>
          <text:p text:style-name="P10">Übersetzungen mit dict, linguee und DeepL</text:p>
        </text:list-item>
        <text:list-item>
          <text:p text:style-name="P10">Formulierungshilfe mit ChatGPT</text:p>
        </text:list-item>
        <text:list-item>
          <text:p text:style-name="P11">Data brokers and removal <text:s/>e.g.<text:a xlink:type="simple" xlink:href="https://www.youtube.com/watch?v=iX3JT6q3AxA" text:style-name="Internet_20_link" text:visited-style-name="Visited_20_Internet_20_Link">https://www.youtube.com/watch?v=iX3JT6q3AxA</text:a> </text:p>
        </text:list-item>
        <text:list-item>
          <text:p text:style-name="P12">Track changes</text:p>
        </text:list-item>
        <text:list-item>
          <text:p text:style-name="P12">Links statt Bilder</text:p>
        </text:list-item>
        <text:list-item>
          <text:p text:style-name="P13">protokolle vs formate?</text:p>
        </text:list-item>
        <text:list-item>
          <text:p text:style-name="P23">Versionsverwaltung und git</text:p>
        </text:list-item>
        <text:list-item>
          <text:p text:style-name="P10">Internet archive</text:p>
        </text:list-item>
        <text:list-item>
          <text:p text:style-name="P14">Gute Passwörter, Cyberattacks und https://www.sicherheitstacho.eu/start/main</text:p>
        </text:list-item>
        <text:list-item>
          <text:p text:style-name="P10">Moocs und https://www.mooc-list.com/course/introduction-computers-and-office-productivity-software-coursera</text:p>
        </text:list-item>
        <text:list-item>
          <text:p text:style-name="P10">Netiquette und Stack overflow</text:p>
        </text:list-item>
        <text:list-item>
          <text:p text:style-name="P15">programmieren, wie googlet man richtig</text:p>
        </text:list-item>
        <text:list-item>
          <text:p text:style-name="P16">Groupware, Wikis, Doodle, <text:span text:style-name="T8">Etherpads, Google Forms und </text:span>Ticketsysteme</text:p>
        </text:list-item>
        <text:list-item>
          <text:p text:style-name="P17">hashes und elektronische Signatur, Zertifikate</text:p>
        </text:list-item>
        <text:list-item>
          <text:p text:style-name="P18">kein Backup kein Mitleid, wie archiviert man?</text:p>
        </text:list-item>
        <text:list-item>
          <text:p text:style-name="P19">Fakedetail.com</text:p>
        </text:list-item>
        <text:list-item>
          <text:p text:style-name="P19">when AI becomes creative <text:a xlink:type="simple" xlink:href="https://www.youtube.com/watch?v=KZ7BnJb30Cc" text:style-name="Internet_20_link" text:visited-style-name="Visited_20_Internet_20_Link">https://www.youtube.com/watch?v=KZ7BnJb30Cc</text:a> </text:p>
        </text:list-item>
        <text:list-item>
          <text:p text:style-name="P20">Screenshots</text:p>
        </text:list-item>
        <text:list-item>
          <text:p text:style-name="P22">Wie funktioniert Panikmache: <text:s/>prebunking: dekontextualisierung., panikmache, whatsaboutits</text:p>
        </text:list-item>
        <text:list-item>
          <text:p text:style-name="P20">Medienbrüche</text:p>
        </text:list-item>
        <text:list-item>
          <text:p text:style-name="P20">Komplizierte und komplexe probleme</text:p>
        </text:list-item>
        <text:list-item>
          <text:p text:style-name="P21">fenster vergrößerbv/vekleinern, monitore anschließen </text:p>
        </text:list-item>
        <text:list-item>
          <text:p text:style-name="P21">order anlegen, dateien suchen, verknüfungen</text:p>
        </text:list-item>
      </text:list>
      <text:p text:style-name="P1"><text:soft-page-break/></text:p>
      <text:p text:style-name="P2"><text:span text:style-name="T3">Q</text:span><text:span text:style-name="T2">uellen</text:span></text:p>
      <text:list xml:id="list1443794328" text:style-name="L2">
        <text:list-item>
          <text:p text:style-name="P28"><text:span text:style-name="T1">fakewhats.com, fakedetail.com (Q: </text:span><text:a xlink:type="simple" xlink:href="https://media.ccc.de/v/rc3-678386-elektronische_beweisfuehrung" text:style-name="Internet_20_link" text:visited-style-name="Visited_20_Internet_20_Link">https://media.ccc.de/v/rc3-678386-elektronische_beweisfuehrung</text:a><text:span text:style-name="T1">)</text:span></text:p>
        </text:list-item>
        <text:list-item>
          <text:p text:style-name="P28"><text:span text:style-name="T1">Deep Fakes <text:s/></text:span><text:a xlink:type="simple" xlink:href="https://www.youtube.com/watch?v=KZ7BnJb30Cc" text:style-name="Internet_20_link" text:visited-style-name="Visited_20_Internet_20_Link">https://www.youtube.com/watch?v=KZ7BnJb30Cc</text:a><text:span text:style-name="T1"> <text:s/>(s.a. thispersondoesnotexist.com)</text:span></text:p>
        </text:list-item>
        <text:list-item>
          <text:p text:style-name="P29"><text:span text:style-name="T1">Social media: Gekaufte Likes </text:span><text:a xlink:type="simple" xlink:href="https://youtu.be/FxxbxVg8_Kg" text:style-name="Internet_20_link" text:visited-style-name="Visited_20_Internet_20_Link"><text:span text:style-name="T6">https://youtu.be/FxxbxVg8_Kg</text:span></text:a><text:span text:style-name="T1"> und </text:span></text:p>
        </text:list-item>
        <text:list-item>
          <text:p text:style-name="P29"><text:span text:style-name="T1">instagram fake influencer </text:span><text:a xlink:type="simple" xlink:href="https://www.youtube.com/watch?v=PocmxRF5D1U" text:style-name="Internet_20_link" text:visited-style-name="Visited_20_Internet_20_Link"><text:span text:style-name="T6">https://www.youtube.com/watch?v=PocmxRF5D1U</text:span></text:a></text:p>
        </text:list-item>
        <text:list-item>
          <text:p text:style-name="P30"><text:span text:style-name="T7">Wikipedia ändern </text:span><text:a xlink:type="simple" xlink:href="https://www.youtube.com/watch?v=ejL4n8RGK18&amp;feature=youtu.be" text:style-name="Internet_20_link" text:visited-style-name="Visited_20_Internet_20_Link"><text:span text:style-name="T6">https://www.youtube.com/watch?v=ejL4n8RGK18&amp;feature=youtu.be</text:span></text:a><text:span text:style-name="T6"> </text:span></text:p>
        </text:list-item>
        <text:list-item>
          <text:p text:style-name="P25"><text:span text:style-name="T5">bezahlte Chatschreiber auf Dating-Portalen </text:span><text:a xlink:type="simple" xlink:href="https://www.youtube.com/watch?v=tttHVfn_joo" text:style-name="Internet_20_link" text:visited-style-name="Visited_20_Internet_20_Link">https://www.youtube.com/watch?v=tttHVfn_joo</text:a> <text:a xlink:type="simple" xlink:href="https://www.verbraucherzentrale.de/wissen/digitale-welt/onlinedienste/onlinedating-auf-diesen-portalen-flirten-fakeprofile-21848" text:style-name="Internet_20_link" text:visited-style-name="Visited_20_Internet_20_Link">https://www.verbraucherzentrale.de/wissen/digitale-welt/onlinedienste/onlinedating-auf-diesen-portalen-flirten-fakeprofile-21848</text:a> </text:p>
        </text:list-item>
        <text:list-item>
          <text:p text:style-name="P27">MOOC <text:a xlink:type="simple" xlink:href="https://www.mooc-list.com/course/introduction-computers-and-office-productivity-software-coursera" text:style-name="Internet_20_link" text:visited-style-name="Visited_20_Internet_20_Link">https://www.mooc-list.com/course/introduction-computers-and-office-productivity-software-coursera</text:a><text:span text:style-name="T4"> </text:span></text:p>
        </text:list-item>
        <text:list-item>
          <text:p text:style-name="P27"><text:a xlink:type="simple" xlink:href="https://haveibeenpwned.com/" text:style-name="Internet_20_link" text:visited-style-name="Visited_20_Internet_20_Link">https://haveibeenpwned.com/</text:a><text:span text:style-name="T4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06T16:16:17.236237395</meta:creation-date>
    <dc:date>2025-10-19T09:47:46.519000000</dc:date>
    <meta:editing-duration>PT1H52M22S</meta:editing-duration>
    <meta:editing-cycles>30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56" meta:word-count="269" meta:character-count="2602" meta:non-whitespace-character-count="2432"/>
  </office:meta>
</office:document-meta>
</file>